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, and the other person in his group that is not Tyl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re is a System Diagram</text:p>
          </draw:text-box>
        </draw:frame>
        <draw:custom-shape draw:style-name="gr2" draw:text-style-name="P2" xml:id="id2" draw:id="id2" draw:layer="layout" svg:width="4.445cm" svg:height="6.096cm" svg:x="13.335cm" svg:y="13.97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6.096cm" svg:height="3.683cm" svg:x="7.112cm" svg:y="6.223cm">
          <text:p text:style-name="P2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81cm" svg:height="3.683cm" svg:x="18.796cm" svg:y="6.858cm">
          <text:p text:style-name="P2">Work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4" draw:id="id4" draw:layer="layout" svg:width="4.572cm" svg:height="4.064cm" svg:x="2.794cm" svg:y="14.478cm">
          <text:p text:style-name="P2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2" draw:layer="layout" draw:type="line" svg:x1="12.316cm" svg:y1="9.367cm" svg:x2="15.557cm" svg:y2="13.97cm" draw:start-shape="id1" draw:start-glue-point="9" draw:end-shape="id2" svg:d="m12316 9367 3241 4603" svg:viewBox="0 0 3242 4604">
          <text:p/>
        </draw:connector>
        <draw:connector draw:style-name="gr4" draw:text-style-name="P2" draw:layer="layout" draw:type="line" svg:x1="20.24cm" svg:y1="10.541cm" svg:x2="15.557cm" svg:y2="13.97cm" draw:start-shape="id3" draw:start-glue-point="7" draw:end-shape="id2" svg:d="m20240 10541-4683 3429" svg:viewBox="0 0 4684 3430">
          <text:p/>
        </draw:connector>
        <draw:connector draw:style-name="gr4" draw:text-style-name="P2" draw:layer="layout" draw:type="line" svg:x1="13.208cm" svg:y1="8.064cm" svg:x2="18.796cm" svg:y2="9.16cm" draw:start-shape="id1" draw:start-glue-point="10" draw:end-shape="id3" draw:end-glue-point="6" svg:d="m13208 8064 5588 1096" svg:viewBox="0 0 5589 1097">
          <text:p/>
        </draw:connector>
        <draw:connector draw:style-name="gr4" draw:text-style-name="P2" draw:layer="layout" draw:type="line" svg:x1="8.004cm" svg:y1="9.367cm" svg:x2="5.08cm" svg:y2="14.478cm" draw:start-shape="id1" draw:start-glue-point="7" draw:end-shape="id4" draw:end-glue-point="4" svg:d="m8004 9367-2924 5111" svg:viewBox="0 0 2925 5112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2.18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3.2$MacOSX_x86 LibreOffice_project/70feb7d99726f064edab4605a8ab840c50ec57a</meta:generator>
    <dc:date>2013-12-02T11:21:59.305526000</dc:date>
    <meta:editing-duration>PT1H10M16S</meta:editing-duration>
    <meta:editing-cycles>65</meta:editing-cycles>
    <meta:document-statistic meta:object-count="72"/>
  </office:meta>
</office:document-meta>
</file>